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8.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8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95cm" fo:min-width="1.7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723cm"/>
    </style:style>
    <style:style style:name="gr5" style:family="graphic" style:parent-style-name="standard">
      <style:graphic-properties draw:textarea-horizontal-align="justify" draw:textarea-vertical-align="middle" draw:auto-grow-height="false" fo:min-height="3.877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7cm" fo:min-width="3.9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96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222cm" svg:x="6.08cm" svg:y="16.206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9cm" svg:height="1.588cm" svg:x="8.408cm" svg:y="11.76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25cm" svg:height="3.175cm" svg:x="8.987cm" svg:y="5.728cm">
          <text:p text:style-name="P1">L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0.635cm" svg:x="6.08cm" svg:y="6.3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4cm" svg:height="0.635cm" svg:x="6.08cm" svg:y="7.6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75cm" svg:height="4.127cm" svg:x="2.587cm" svg:y="5.41cm">
          <text:p text:style-name="P1">Working Memor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4cm" svg:height="1.587cm" svg:x="8.302cm" svg:y="1.318cm">
          <text:p text:style-name="P1">Use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83cm" svg:height="3.81cm" svg:x="7.35cm" svg:y="21.002cm">
          <draw:text-box>
            <text:p>Replace Agent, Env with Images</text:p>
            <text:p/>
            <text:p>Add labeled Arrows</text:p>
          </draw:text-box>
        </draw:frame>
        <draw:custom-shape draw:style-name="gr8" draw:text-style-name="P2" draw:layer="layout" svg:width="0.635cm" svg:height="2.223cm" svg:x="9.572cm" svg:y="13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13.66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9.572cm" svg:y="9.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9.21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9.572cm" svg:y="3.2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3.22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4cm" svg:height="0.635cm" svg:x="12.43cm" svg:y="6.3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4cm" svg:height="0.635cm" svg:x="12.43cm" svg:y="7.66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75cm" svg:height="4.127cm" svg:x="15.287cm" svg:y="5.515cm">
          <text:p text:style-name="P1">Episodic Memor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8.89cm" svg:height="2.222cm" svg:x="6.08cm" svg:y="16.206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9cm" svg:height="1.588cm" svg:x="8.408cm" svg:y="11.76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25cm" svg:height="3.175cm" svg:x="8.987cm" svg:y="5.728cm">
          <text:p text:style-name="P1">L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4cm" svg:height="0.635cm" svg:x="6.08cm" svg:y="6.3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54cm" svg:height="0.635cm" svg:x="6.08cm" svg:y="7.6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75cm" svg:height="4.127cm" svg:x="2.587cm" svg:y="5.4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4cm" svg:height="1.587cm" svg:x="8.302cm" svg:y="1.318cm">
          <text:p text:style-name="P1">Memory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983cm" svg:height="3.81cm" svg:x="7.35cm" svg:y="21.002cm">
          <draw:text-box>
            <text:p>Replace Agent, Env with Images</text:p>
            <text:p/>
            <text:p>Add labeled Arrows</text:p>
          </draw:text-box>
        </draw:frame>
        <draw:custom-shape draw:style-name="gr8" draw:text-style-name="P2" draw:layer="layout" svg:width="0.635cm" svg:height="2.223cm" svg:x="9.572cm" svg:y="13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13.66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9.572cm" svg:y="9.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9.21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9.572cm" svg:y="3.2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635cm" svg:height="2.223cm" svg:x="10.842cm" svg:y="3.22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2T10:53:03.235797829</meta:creation-date>
    <dc:date>2025-09-12T11:57:20.879887198</dc:date>
    <meta:editing-duration>PT22M7S</meta:editing-duration>
    <meta:editing-cycles>5</meta:editing-cycles>
    <meta:generator>LibreOffice/7.3.7.2$Linux_X86_64 LibreOffice_project/30$Build-2</meta:generator>
    <meta:document-statistic meta:object-count="31"/>
  </office:meta>
</office:document-meta>
</file>